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3404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93 kWh</text:p>
          </table:table-cell>
          <table:table-cell office:value-type="float" office:value="236.59" calcext:value-type="float">
            <text:p>236.59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0.34" calcext:value-type="float">
            <text:p>0.34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41.23" calcext:value-type="float">
            <text:p>-241.23</text:p>
          </table:table-cell>
          <table:table-cell office:value-type="string" calcext:value-type="string">
            <text:p>T-0</text:p>
          </table:table-cell>
          <table:table-cell office:value-type="float" office:value="33.83" calcext:value-type="float">
            <text:p>33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5 kWh</text:p>
          </table:table-cell>
          <table:table-cell office:value-type="float" office:value="766.01" calcext:value-type="float">
            <text:p>766.01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20-01-2018</text:p>
          </table:table-cell>
          <table:table-cell office:value-type="float" office:value="4.46" calcext:value-type="float">
            <text:p>4.4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04.58" calcext:value-type="float">
            <text:p>-404.58</text:p>
          </table:table-cell>
          <table:table-cell office:value-type="string" calcext:value-type="string">
            <text:p>T-0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5 kWh</text:p>
          </table:table-cell>
          <table:table-cell office:value-type="float" office:value="839.7" calcext:value-type="float">
            <text:p>839.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20-01-2018</text:p>
          </table:table-cell>
          <table:table-cell office:value-type="float" office:value="4.8" calcext:value-type="float">
            <text:p>4.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43.52" calcext:value-type="float">
            <text:p>-443.52</text:p>
          </table:table-cell>
          <table:table-cell office:value-type="string" calcext:value-type="string">
            <text:p>T-0</text:p>
          </table:table-cell>
          <table:table-cell office:value-type="float" office:value="484.79" calcext:value-type="float">
            <text:p>484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84 kWh</text:p>
          </table:table-cell>
          <table:table-cell office:value-type="float" office:value="1129.18" calcext:value-type="float">
            <text:p>1129.18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2.96" calcext:value-type="float">
            <text:p>12.9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09.14" calcext:value-type="float">
            <text:p>1309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17" calcext:value-type="float">
            <text:p>21.17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96 kWh</text:p>
          </table:table-cell>
          <table:table-cell office:value-type="float" office:value="470.63" calcext:value-type="float">
            <text:p>470.63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2.6" calcext:value-type="float">
            <text:p>2.6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248.58" calcext:value-type="float">
            <text:p>-248.58</text:p>
          </table:table-cell>
          <table:table-cell office:value-type="string" calcext:value-type="string">
            <text:p>T-0</text:p>
          </table:table-cell>
          <table:table-cell office:value-type="float" office:value="262.47" calcext:value-type="float">
            <text:p>26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1 kWh</text:p>
          </table:table-cell>
          <table:table-cell office:value-type="float" office:value="805.49" calcext:value-type="float">
            <text:p>805.49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4.64" calcext:value-type="float">
            <text:p>4.64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25.44" calcext:value-type="float">
            <text:p>-425.44</text:p>
          </table:table-cell>
          <table:table-cell office:value-type="string" calcext:value-type="string">
            <text:p>T-0</text:p>
          </table:table-cell>
          <table:table-cell office:value-type="float" office:value="468.15" calcext:value-type="float">
            <text:p>46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7 kWh</text:p>
          </table:table-cell>
          <table:table-cell office:value-type="float" office:value="771.72" calcext:value-type="float">
            <text:p>771.72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4.47" calcext:value-type="float">
            <text:p>4.47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07.61" calcext:value-type="float">
            <text:p>-407.61</text:p>
          </table:table-cell>
          <table:table-cell office:value-type="string" calcext:value-type="string">
            <text:p>T-0</text:p>
          </table:table-cell>
          <table:table-cell office:value-type="float" office:value="451.71" calcext:value-type="float">
            <text:p>451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09 kWh</text:p>
          </table:table-cell>
          <table:table-cell office:value-type="float" office:value="556.04" calcext:value-type="float">
            <text:p>556.04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3.45" calcext:value-type="float">
            <text:p>3.45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293.69" calcext:value-type="float">
            <text:p>-293.69</text:p>
          </table:table-cell>
          <table:table-cell office:value-type="string" calcext:value-type="string">
            <text:p>T-0</text:p>
          </table:table-cell>
          <table:table-cell office:value-type="float" office:value="348.59" calcext:value-type="float">
            <text:p>348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8 kWh</text:p>
          </table:table-cell>
          <table:table-cell office:value-type="float" office:value="697.5" calcext:value-type="float">
            <text:p>697.5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12" calcext:value-type="float">
            <text:p>4.12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68.4" calcext:value-type="float">
            <text:p>-368.4</text:p>
          </table:table-cell>
          <table:table-cell office:value-type="string" calcext:value-type="string">
            <text:p>T-0</text:p>
          </table:table-cell>
          <table:table-cell office:value-type="float" office:value="415.67" calcext:value-type="float">
            <text:p>415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9 kWh</text:p>
          </table:table-cell>
          <table:table-cell office:value-type="float" office:value="626.85" calcext:value-type="float">
            <text:p>626.85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3.78" calcext:value-type="float">
            <text:p>3.7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31.07" calcext:value-type="float">
            <text:p>-331.07</text:p>
          </table:table-cell>
          <table:table-cell office:value-type="string" calcext:value-type="string">
            <text:p>T-0</text:p>
          </table:table-cell>
          <table:table-cell office:value-type="float" office:value="381.67" calcext:value-type="float">
            <text:p>381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27 kWh</text:p>
          </table:table-cell>
          <table:table-cell office:value-type="float" office:value="677.27" calcext:value-type="float">
            <text:p>677.27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4.02" calcext:value-type="float">
            <text:p>4.0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57.39" calcext:value-type="float">
            <text:p>-357.39</text:p>
          </table:table-cell>
          <table:table-cell office:value-type="string" calcext:value-type="string">
            <text:p>T-0</text:p>
          </table:table-cell>
          <table:table-cell office:value-type="float" office:value="405.67" calcext:value-type="float">
            <text:p>405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29 kWh</text:p>
          </table:table-cell>
          <table:table-cell office:value-type="float" office:value="681.4" calcext:value-type="float">
            <text:p>681.4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4.04" calcext:value-type="float">
            <text:p>4.04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59.23" calcext:value-type="float">
            <text:p>-359.23</text:p>
          </table:table-cell>
          <table:table-cell office:value-type="string" calcext:value-type="string">
            <text:p>T-0</text:p>
          </table:table-cell>
          <table:table-cell office:value-type="float" office:value="407.66" calcext:value-type="float">
            <text:p>407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39 kWh</text:p>
          </table:table-cell>
          <table:table-cell office:value-type="float" office:value="751.37" calcext:value-type="float">
            <text:p>751.37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4.36" calcext:value-type="float">
            <text:p>4.3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96.09" calcext:value-type="float">
            <text:p>-396.09</text:p>
          </table:table-cell>
          <table:table-cell office:value-type="string" calcext:value-type="string">
            <text:p>T-0</text:p>
          </table:table-cell>
          <table:table-cell office:value-type="float" office:value="440.75" calcext:value-type="float">
            <text:p>44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29 kWh</text:p>
          </table:table-cell>
          <table:table-cell office:value-type="float" office:value="675.83" calcext:value-type="float">
            <text:p>675.83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4" calcext:value-type="float">
            <text:p>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56.28" calcext:value-type="float">
            <text:p>-356.28</text:p>
          </table:table-cell>
          <table:table-cell office:value-type="string" calcext:value-type="string">
            <text:p>T-0</text:p>
          </table:table-cell>
          <table:table-cell office:value-type="float" office:value="404.33" calcext:value-type="float">
            <text:p>404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48:10.063000000</meta:creation-date>
    <dc:date>2018-03-26T19:53:43.030000000</dc:date>
    <meta:editing-duration>PT5M33S</meta:editing-duration>
    <meta:editing-cycles>1</meta:editing-cycles>
    <meta:document-statistic meta:table-count="1" meta:cell-count="191" meta:object-count="0"/>
    <meta:generator>LibreOffice/5.3.4.2$Windows_x86 LibreOffice_project/f82d347ccc0be322489bf7da61d7e4ad13fe2ff3</meta:generator>
  </office:meta>
</office:document-meta>
</file>